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7.504cm"/>
    </style:style>
    <style:style style:name="Tabla4.B" style:family="table-column">
      <style:table-column-properties style:column-width="11.296cm"/>
    </style:style>
    <style:style style:name="Tabla4.1" style:family="table-row">
      <style:table-row-properties style:min-row-height="0.487cm"/>
    </style:style>
    <style:style style:name="Tabla4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98e406"/>
    </style:style>
    <style:style style:name="P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7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98e406" style:font-size-asian="6pt" style:font-style-asian="normal" style:font-weight-asian="bold" style:font-name-complex="Lucida Sans" style:font-size-complex="6pt" style:font-style-complex="normal" style:font-weight-complex="bold"/>
    </style:style>
    <style:style style:name="P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3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2pt" fo:font-weight="bold" officeooo:rsid="0098e406" officeooo:paragraph-rsid="0098e406" style:font-size-asian="12pt" style:font-weight-asian="bold" style:font-name-complex="Lucida Sans" style:font-size-complex="12pt" style:font-weight-complex="bold"/>
    </style:style>
    <style:style style:name="P1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98e406" style:font-size-asian="10pt" style:font-style-asian="normal" style:font-name-complex="Lucida Sans" style:font-size-complex="10pt" style:font-style-complex="normal"/>
    </style:style>
    <style:style style:name="P1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98e406" style:font-size-asian="10pt" style:font-size-complex="10pt"/>
    </style:style>
    <style:style style:name="P1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1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20" style:family="paragraph" style:parent-style-name="Standard">
      <style:text-properties fo:font-size="2pt" style:font-size-asian="2pt" style:font-size-complex="2pt"/>
    </style:style>
    <style:style style:name="P21" style:family="paragraph" style:parent-style-name="Standard">
      <style:text-properties officeooo:paragraph-rsid="006432c5"/>
    </style:style>
    <style:style style:name="P22" style:family="paragraph" style:parent-style-name="Standard">
      <style:text-properties officeooo:rsid="005460a5" officeooo:paragraph-rsid="005460a5"/>
    </style:style>
    <style:style style:name="P23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text-properties officeooo:paragraph-rsid="006432c5"/>
    </style:style>
    <style:style style:name="P25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6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101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33b9" style:font-size-asian="9pt" style:font-weight-asian="normal" style:font-name-complex="Lucida Sans" style:font-size-complex="9pt" style:font-weight-complex="normal"/>
    </style:style>
    <style:style style:name="P28" style:family="paragraph" style:parent-style-name="Standard">
      <style:paragraph-properties fo:margin-left="0.33cm" fo:margin-right="0.101cm" fo:margin-top="0cm" fo:margin-bottom="0cm" loext:contextual-spacing="false" fo:line-height="150%" fo:text-align="end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990440" officeooo:paragraph-rsid="00990440" style:font-size-asian="8pt" style:font-name-complex="Lucida Sans" style:font-size-complex="8pt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a0f68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fo:break-before="pag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a401c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fo:break-before="pag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rsid="005460a5" officeooo:paragraph-rsid="00a38df4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3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" style:family="text">
      <style:text-properties style:text-position="-5% 100%" fo:font-size="9pt" fo:letter-spacing="-0.012cm" style:font-size-asian="9pt" style:font-size-complex="9pt"/>
    </style:style>
    <style:style style:name="T6" style:family="text">
      <style:text-properties style:text-position="-6% 100%" fo:font-style="normal" style:font-style-asian="normal" style:font-style-complex="normal"/>
    </style:style>
    <style:style style:name="T7" style:family="text">
      <style:text-properties officeooo:rsid="00105b3d"/>
    </style:style>
    <style:style style:name="T8" style:family="text">
      <style:text-properties fo:letter-spacing="-0.007cm"/>
    </style:style>
    <style:style style:name="T9" style:family="text">
      <style:text-properties fo:letter-spacing="-0.007cm" officeooo:rsid="003bb9d8"/>
    </style:style>
    <style:style style:name="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1" style:family="text">
      <style:text-properties fo:color="#221f1f" style:font-name="Lucida Sans" style:font-name-complex="Lucida Sans"/>
    </style:style>
    <style:style style:name="T12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1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0" style:family="text">
      <style:text-properties fo:color="#221f1f" style:text-position="-5% 100%" fo:font-size="9pt" style:font-size-asian="9pt" style:font-size-complex="9pt"/>
    </style:style>
    <style:style style:name="T21" style:family="text">
      <style:text-properties fo:color="#000000" style:text-position="-5% 100%" fo:letter-spacing="-0.012cm"/>
    </style:style>
    <style:style style:name="T22" style:family="text">
      <style:text-properties officeooo:rsid="009e88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8">Impuesto:</text:p>
          </table:table-cell>
          <table:table-cell table:style-name="Tabla4.A1" office:value-type="string">
            <text:p text:style-name="P27"><text:placeholder text:placeholder-type="text">&lt;o.tax_withholding_id.description&gt;</text:placeholder></text:p>
          </table:table-cell>
        </table:table-row>
        <table:table-row table:style-name="Tabla4.1">
          <table:table-cell table:style-name="Tabla4.A1" office:value-type="string">
            <text:p text:style-name="P28">Régimen / <text:span text:style-name="T22">Descripción</text:span>:</text:p>
          </table:table-cell>
          <table:table-cell table:style-name="Tabla4.A1" office:value-type="string">
            <text:p text:style-name="P27"><text:placeholder text:placeholder-type="text">&lt;o.description&gt;</text:placeholder></text:p>
          </table:table-cell>
        </table:table-row>
        <table:table-row table:style-name="Tabla4.1">
          <table:table-cell table:style-name="Tabla4.A1" office:value-type="string">
            <text:p text:style-name="P28">Comprobante que origina la retención:</text:p>
          </table:table-cell>
          <table:table-cell table:style-name="Tabla4.A1" office:value-type="string">
            <text:p text:style-name="P27"><text:placeholder text:placeholder-type="text">&lt;o.voucher_id.document_number&gt;</text:placeholder></text:p>
          </table:table-cell>
        </table:table-row>
        <table:table-row table:style-name="Tabla4.1">
          <table:table-cell table:style-name="Tabla4.A1" office:value-type="string">
            <text:p text:style-name="P28">Monto del comprobante que origina la retención:</text:p>
          </table:table-cell>
          <table:table-cell table:style-name="Tabla4.A1" office:value-type="string">
            <text:p text:style-name="P27"><text:placeholder text:placeholder-type="text">&lt;o.withholdable_base_amount&gt;</text:placeholder></text:p>
          </table:table-cell>
        </table:table-row>
        <table:table-row table:style-name="Tabla4.1">
          <table:table-cell table:style-name="Tabla4.A1" office:value-type="string">
            <text:p text:style-name="P28">Monto de la retención:</text:p>
          </table:table-cell>
          <table:table-cell table:style-name="Tabla4.A1" office:value-type="string">
            <text:p text:style-name="P27"><text:placeholder text:placeholder-type="text">&lt;o.amount&gt;</text:placeholder></text:p>
          </table:table-cell>
        </table:table-row>
      </table:table>
      <text:p text:style-name="P22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3.023cm"/>
    </style:style>
    <style:style style:name="Table7.C" style:family="table-column">
      <style:table-column-properties style:column-width="7.592cm"/>
    </style:style>
    <style:style style:name="Table7.1" style:family="table-row">
      <style:table-row-properties style:min-row-height="0.706cm"/>
    </style:style>
    <style:style style:name="Table7.A1" style:family="table-cell">
      <style:table-cell-properties fo:padding="0.097cm" fo:border-left="none" fo:border-right="none" fo:border-top="none" fo:border-bottom="0.05pt solid #000000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 fo:padding="0.097cm" fo:border-left="none" fo:border-right="none" fo:border-top="0.05pt solid #000000" fo:border-bottom="0.05pt solid #000000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18.8cm"/>
    </style:style>
    <style:style style:name="Table10.1" style:family="table-row">
      <style:table-row-properties style:min-row-height="0.794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9.454cm"/>
    </style:style>
    <style:style style:name="Table2.B" style:family="table-column">
      <style:table-column-properties style:column-width="9.453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7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8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2pt" fo:font-weight="bold" officeooo:rsid="0098e406" officeooo:paragraph-rsid="0098e406" style:font-size-asian="12pt" style:font-weight-asian="bold" style:font-name-complex="Lucida Sans" style:font-size-complex="12pt" style:font-weight-complex="bold"/>
    </style:style>
    <style:style style:name="MP10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98e406" style:font-size-asian="10pt" style:font-style-asian="normal" style:font-name-complex="Lucida Sans" style:font-size-complex="10pt" style:font-style-complex="normal"/>
    </style:style>
    <style:style style:name="MP1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98e406" style:font-size-asian="10pt" style:font-size-complex="10pt"/>
    </style:style>
    <style:style style:name="MP1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1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1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98e406"/>
    </style:style>
    <style:style style:name="MP17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98e406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1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1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2" style:family="paragraph" style:parent-style-name="Standard">
      <style:text-properties fo:font-size="2pt" style:font-size-asian="2pt" style:font-size-complex="2pt"/>
    </style:style>
    <style:style style:name="MP23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MP2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MP25" style:family="paragraph" style:parent-style-name="Standard">
      <style:text-properties officeooo:paragraph-rsid="006432c5"/>
    </style:style>
    <style:style style:name="MT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3" style:family="text">
      <style:text-properties style:text-position="-6% 100%" fo:font-style="normal" style:font-style-asian="normal" style:font-style-complex="normal"/>
    </style:style>
    <style:style style:name="MT4" style:family="text">
      <style:text-properties officeooo:rsid="00105b3d"/>
    </style:style>
    <style:style style:name="MT5" style:family="text">
      <style:text-properties fo:letter-spacing="-0.007cm"/>
    </style:style>
    <style:style style:name="MT6" style:family="text">
      <style:text-properties fo:letter-spacing="-0.007cm" officeooo:rsid="003bb9d8"/>
    </style:style>
    <style:style style:name="M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8" style:family="text">
      <style:text-properties fo:color="#221f1f" style:font-name="Lucida Sans" style:font-name-complex="Lucida Sans"/>
    </style:style>
    <style:style style:name="M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0" style:family="text">
      <style:text-properties fo:color="#221f1f" style:font-name="Lucida Sans" fo:font-size="9pt" style:font-size-asian="9pt" style:font-name-complex="Lucida Sans" style:font-size-complex="9pt"/>
    </style:style>
    <style:style style:name="M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1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1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15" style:family="text">
      <style:text-properties fo:color="#221f1f" style:text-position="-5% 100%" fo:font-size="9pt" style:font-size-asian="9pt" style:font-size-complex="9pt"/>
    </style:style>
    <style:style style:name="M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17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MT1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19" style:family="text">
      <style:text-properties style:text-position="-5% 100%" fo:font-size="9pt" fo:letter-spacing="-0.012cm" style:font-size-asian="9pt" style:font-size-complex="9pt"/>
    </style:style>
    <style:style style:name="MT2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><text:text-input text:description="&lt;setLang(o.partner_id.lang or &quot;en_US&quot;)&gt;">IDIOMA</text:text-input></text:p>
              <text:p text:style-name="MP2"><text:placeholder text:placeholder-type="text">&lt;company.report_company_name or company.name&gt;</text:placeholder></text:p>
              <text:p text:style-name="MP3"><text:span text:style-name="MT1"><text:placeholder text:placeholder-type="text">&lt;company.partner_id.street&gt;</text:placeholder></text:span><text:span text:style-name="MT1"> (</text:span><text:span text:style-name="MT1"><text:placeholder text:placeholder-type="text">&lt;company.partner_id.zip&gt;</text:placeholder></text:span><text:span text:style-name="MT1">)</text:span></text:p>
              <text:p text:style-name="MP4"><text:span text:style-name="MT2"><text:placeholder text:placeholder-type="text">&lt;company.partner_id.city&gt;</text:placeholder></text:span><text:span text:style-name="MT2"> - </text:span><text:span text:style-name="MT2"><text:placeholder text:placeholder-type="text">&lt;company.partner_id.state_id.name&gt;</text:placeholder></text:span><text:span text:style-name="MT2"> - </text:span><text:span text:style-name="MT2"><text:placeholder text:placeholder-type="text">&lt;company.partner_id.country_id.name&gt;</text:placeholder></text:span></text:p>
              <text:p text:style-name="MP4"><text:span text:style-name="MT2">Tel: </text:span><text:span text:style-name="MT2"><text:placeholder text:placeholder-type="text">&lt;company.partner_id.phone&gt;</text:placeholder></text:span></text:p>
              <text:p text:style-name="MP5"><text:placeholder text:placeholder-type="text">&lt;company.partner_id.email&gt;</text:placeholder></text:p>
              <text:p text:style-name="MP5"><text:placeholder text:placeholder-type="text">&lt;company.website&gt;</text:placeholder></text:p>
              <text:p text:style-name="MP6"><text:span text:style-name="MT3">I.V.A.: </text:span><text:span text:style-name="MT2"><text:placeholder text:placeholder-type="text">&lt;company.partner_id.responsability_id.name&gt;</text:placeholder></text:span></text:p>
              <text:p text:style-name="MP7"><text:span text:style-name="MT4">CUIT</text:span>: <text:text-input text:description="&lt;company.partner_id.commercial_partner_id.formated_vat&gt;">20-31393297-9</text:text-input></text:p>
              <text:p text:style-name="MP8"><text:span text:style-name="MT4">Ing. Brutos</text:span>: <text:text-input text:description="&lt;company.partner_id.iibb&gt;">EXENTO</text:text-input></text:p>
              <text:p text:style-name="MP7"><text:span text:style-name="MT4">Inicio de actividades</text:span>: <text:text-input text:description="&lt;if test=&quot;company.partner_id.start_date&quot;&gt;">If</text:text-input><text:text-input text:description="&lt;formatLang(company.partner_id.start_date,date='true')&gt;">DD/MM/YYYY</text:text-input><text:text-input text:description="&lt;/if&gt;">/if</text:text-input></text:p>
            </table:table-cell>
            <table:table-cell table:style-name="Table7.A1" office:value-type="string">
              <text:p text:style-name="Standard"/>
            </table:table-cell>
            <table:table-cell table:style-name="Table7.A1" office:value-type="string">
              <text:p text:style-name="MP9">CERTIFICADO DE RETENCIÓN</text:p>
              <text:p text:style-name="MP10"><text:span text:style-name="MT5">Nº: </text:span><text:span text:style-name="MT6"><text:text-input text:description="&lt;o.name or o.internal_number&gt;">number</text:text-input></text:span></text:p>
              <text:p text:style-name="MP11"><text:span text:style-name="MT7">Fecha</text:span><text:span text:style-name="MT8">: </text:span><text:span text:style-name="MT8"><text:text-input text:description="&lt;o.date and formatLang(o.date,date='true') or ''&gt;">DD/MM/YYYY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2"><text:s/></text:p>
              <text:p text:style-name="MP13"><text:span text:style-name="MT9">Cliente</text:span><text:span text:style-name="MT10">:</text:span><text:span text:style-name="MT11"> </text:span><text:span text:style-name="MT12"><text:placeholder text:placeholder-type="text">&lt;o.partner_id.commercial_partner_id.name&gt;</text:placeholder></text:span></text:p>
              <text:p text:style-name="MP14"/>
              <text:p text:style-name="MP15"><text:span text:style-name="MT13">Dirección</text:span><text:span text:style-name="MT14">: </text:span><text:span text:style-name="MT15"><text:placeholder text:placeholder-type="text">&lt;partner_address(o.partner_id.commercial_partner_id)&gt;</text:placeholder></text:span></text:p>
              <text:p text:style-name="MP16"><text:span text:style-name="MT16">Cond IVA</text:span><text:span text:style-name="MT10">:</text:span><text:span text:style-name="MT11"> </text:span><text:span text:style-name="MT12"><text:placeholder text:placeholder-type="text">&lt;o.partner_id.commercial_partner_id.responsability_id.name&gt;</text:placeholder></text:span></text:p>
              <text:p text:style-name="MP17"><text:span text:style-name="MT17"><text:text-input text:description="&lt;o.partner_id.commercial_partner_id.document_type_id.name&gt;">CUIT</text:text-input></text:span><text:span text:style-name="MT18">:</text:span><text:span text:style-name="MT19"> </text:span><text:span text:style-name="MT19"><text:placeholder text:placeholder-type="text">&lt;o.partner_id.commercial_partner_id.document_number&gt;</text:placeholder></text:span></text:p>
            </table:table-cell>
            <table:table-cell table:style-name="Table8.A1" office:value-type="string">
              <text:p text:style-name="MP18"/>
              <text:p text:style-name="MP19"><text:span text:style-name="MT20">Teléfono</text:span><text:span text:style-name="MT10">:</text:span><text:span text:style-name="MT11"> </text:span><text:span text:style-name="MT12"><text:placeholder text:placeholder-type="text">&lt;o.partner_id.commercial_partner_id.phone&gt;</text:placeholder></text:span></text:p>
              <text:p text:style-name="MP20"/>
              <text:p text:style-name="MP19"><text:span text:style-name="MT20">Mail</text:span><text:span text:style-name="MT10">:</text:span><text:span text:style-name="MT11"> </text:span><text:span text:style-name="MT12"><text:placeholder text:placeholder-type="text">&lt;o.partner_id.commercial_partner_id.email&gt;</text:placeholder></text:span></text:p>
            </table:table-cell>
          </table:table-row>
        </table:table>
        <table:table table:name="Table10" table:style-name="Table10">
          <table:table-column table:style-name="Table10.A"/>
          <table:table-row table:style-name="Table10.1">
            <table:table-cell table:style-name="Table10.A1" office:value-type="string">
              <text:p text:style-name="MP21">Datos de la retención practicada</text:p>
            </table:table-cell>
          </table:table-row>
        </table:table>
        <text:p text:style-name="MP22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3">Nombre y Apellido Firmante:</text:p>
              <text:p text:style-name="MP23">Cargo:</text:p>
            </table:table-cell>
            <table:table-cell table:style-name="Table2.B1" office:value-type="string">
              <text:p text:style-name="MP24">________________________________________________</text:p>
              <text:p text:style-name="MP24">Firma Responsable</text:p>
            </table:table-cell>
          </table:table-row>
        </table:table>
        <text:p text:style-name="MP25"/>
        <text:p text:style-name="MP25"/>
        <text:p text:style-name="MP2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5-22T18:39:40.422340855</dc:date>
    <meta:editing-duration>P2DT5H42M</meta:editing-duration>
    <meta:editing-cycles>388</meta:editing-cycles>
    <meta:generator>LibreOffice/5.1.2.2$Linux_X86_64 LibreOffice_project/10m0$Build-2</meta:generator>
    <meta:document-statistic meta:table-count="5" meta:image-count="0" meta:object-count="0" meta:page-count="1" meta:paragraph-count="36" meta:word-count="109" meta:character-count="1262" meta:non-whitespace-character-count="1208"/>
  </office:meta>
</office:document-meta>
</file>